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Sistemes de gestió empresarial</text:span><text:span text:style-name="T2"><text:line-break/></text:span><text:span text:style-name="T3">UD 03. (Semi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ta d’entrega</text:span></text:a><text:span text:style-name="T17"><text:tab/>3</text:span></text:p>
          <text:p text:style-name="P13"><text:a xlink:type="simple" xlink:href="#_9maybllx2a09" text:style-name="Index_20_Link" text:visited-style-name="Index_20_Link"><text:span text:style-name="T17">Observacions prèvies a la realització de la tasca avaluables</text:span></text:a><text:span text:style-name="T17"><text:tab/>3</text:span></text:p>
          <text:p text:style-name="P14"><text:a xlink:type="simple" xlink:href="#_mddm13ai61n6" text:style-name="Index_20_Link" text:visited-style-name="Index_20_Link"><text:span text:style-name="T9">Activitat 01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03. Activitats avaluables (Semipresencial)</text:span></text:p>
      <text:list xml:id="list4281092139" text:style-name="WWNum3">
        <text:list-item>
          <text:p text:style-name="P33"><text:bookmark text:name="_dbh0n1vac4c8"/>Data d’entrega</text:p>
        </text:list-item>
      </text:list>
      <text:p text:style-name="Standard"><text:span text:style-name="T11">Data límit d'entrega: </text:span><text:span text:style-name="T18">Dilluns 18 d’octubre a les 14:00.</text:span></text:p>
      <text:p text:style-name="Standard">L’activitat serà avaluada quan haja passat la data límit d’entrega.</text:p>
      <text:p text:style-name="P24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33020660906962" text:continue-numbering="true" text:style-name="WWNum3">
        <text:list-item>
          <text:p text:style-name="P33"><text:bookmark text:name="_9maybllx2a09"/><text:soft-page-break/>Observacions prèvies a la realització de la tasca avaluables</text:p>
        </text:list-item>
      </text:list>
      <text:list xml:id="list880103860" text:style-name="WWNum2">
        <text:list-item>
          <text:p text:style-name="P25">Has d’utilitzar el repositori creat per lliurar treballs del mòdul. Recordeu que el repositori:</text:p>
          <text:list>
            <text:list-item>
              <text:p text:style-name="P30">És un lloc de treball. Es valorarà si s’ha utilitzat correctament (pujant versions i no actuant únicament com un lloc on lliurar la tasca).</text:p>
            </text:list-item>
            <text:list-item>
              <text:p text:style-name="P30">És molt important que el repositori siga privat, per tal d’evitar una hipotètica còpia d’altres alumnes.</text:p>
            </text:list-item>
            <text:list-item>
              <text:p text:style-name="P30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0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2"><text:span text:style-name="T11">Nota</text:span>: podeu fer els comentaris a la llengua que vulgueu.</text:p>
            </text:list-item>
          </text:list>
        </text:list-item>
      </text:list>
      <text:p text:style-name="Standard"/>
      <text:p text:style-name="P24"><text:span text:style-name="T12"><text:s/>❕</text:span><text:span text:style-name="T13"> </text:span><text:span text:style-name="T11">Atenció: </text:span>no complir aquestes consideracions pot reduir la nota fins a 2 punts.</text:p>
      <text:p text:style-name="Standard"/>
      <text:list xml:id="list33020695686407" text:continue-list="list33020660906962" text:style-name="WWNum3">
        <text:list-item>
          <text:p text:style-name="P33"><text:bookmark text:name="_mddm13ai61n6"/>Activitat 01</text:p>
        </text:list-item>
      </text:list>
      <text:p text:style-name="P10">Fes un document on demostres que has realitzat amb èxit la instal·lació d’Odoo de les següents maneres:</text:p>
      <text:list xml:id="list698412607" text:style-name="WWNum1">
        <text:list-item>
          <text:p text:style-name="P26">Instal·lació i posada en marxa de zero en un sistema Ubuntu. Odoo pot estar en mode “producció” o mode “desenvolupament”.</text:p>
          <text:list>
            <text:list-item>
              <text:p text:style-name="P31">Pot ser una màquina virtual amb hipervisor o en un contenidor Docker.</text:p>
            </text:list-item>
          </text:list>
        </text:list-item>
        <text:list-item>
          <text:p text:style-name="P28">Posada en marxa utilitzant la imatge de Docker Hub d’Odoo i utilitzant comandaments Docker. <text:span text:style-name="T18">En aquest context volem tant la versió per a producció com per a desenvolupament</text:span>.</text:p>
        </text:list-item>
        <text:list-item>
          <text:p text:style-name="P29">Posada en marxa utilitzant la imatge de Docker Hub d’Odoo i utilitzant fitxers de configuració d’Odoo. <text:span text:style-name="T18">En aquest context volem tant la versió per a producció com per a desenvolupam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Activitats avaluables</text:span></text:p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8" meta:word-count="496" meta:character-count="3015" meta:non-whitespace-character-count="2562"/>
    <meta:generator>LibreOfficeDev/6.0.5.2$Linux_X86_64 LibreOffice_project/</meta:generator>
  </office:meta>
</office:document-meta>
</file>